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9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0.44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9cm" fo:min-width="2.04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7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8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cm" fo:min-width="2.7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1cm" fo:min-width="1.17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2cm" fo:min-width="0.9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4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2.15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7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2.39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2.84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6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96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49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  <style:text-properties fo:font-size="14pt"/>
    </style:style>
    <style:style style:name="P2" style:family="paragraph">
      <loext:graphic-properties draw:fill="none" draw:fill-color="#ffffff"/>
      <style:paragraph-properties style:writing-mode="lr-tb"/>
      <style:text-properties fo:font-size="14pt"/>
    </style:style>
    <style:style style:name="P3" style:family="paragraph">
      <loext:graphic-properties draw:fill="none" draw:fill-color="#ffffff"/>
      <style:paragraph-properties style:writing-mode="lr-tb"/>
      <style:text-properties fo:font-size="14pt" fo:font-style="italic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4pt"/>
    </style:style>
    <style:style style:name="T2" style:family="text">
      <style:text-properties style:text-position="-33% 58%" fo:font-size="14pt"/>
    </style:style>
    <style:style style:name="T3" style:family="text">
      <style:text-properties fo:font-size="13pt" fo:font-style="italic" style:font-size-asian="16pt" style:font-size-complex="16pt"/>
    </style:style>
    <style:style style:name="T4" style:family="text">
      <style:text-properties style:font-name="Andale Mono" fo:font-size="14pt" fo:font-style="normal" style:font-style-asian="normal" style:font-style-complex="normal"/>
    </style:style>
    <style:style style:name="T5" style:family="text">
      <style:text-properties style:font-name="Andale Mono" fo:font-size="11pt" fo:font-style="normal" style:font-size-asian="11pt" style:font-style-asian="normal" style:font-size-complex="11pt" style:font-style-complex="normal"/>
    </style:style>
    <style:style style:name="T6" style:family="text">
      <style:text-properties fo:font-size="13pt" fo:font-style="italic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style="italic"/>
    </style:style>
    <style:style style:name="T8" style:family="text">
      <style:text-properties fo:font-size="13pt" fo:font-style="italic" fo:font-weight="normal" style:font-size-asian="16pt" style:font-weight-asian="normal" style:font-size-complex="16pt" style:font-weight-complex="normal"/>
    </style:style>
    <style:style style:name="T9" style:family="text">
      <style:text-properties style:font-name="Andale Mono"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619cm" svg:y1="7.869cm" svg:x2="3.509cm" svg:y2="9.091cm">
            <text:p/>
          </draw:line>
          <draw:line draw:style-name="gr1" draw:text-style-name="P1" draw:layer="layout" svg:x1="4.651cm" svg:y1="7.849cm" svg:x2="3.752cm" svg:y2="9.09cm">
            <text:p/>
          </draw:line>
          <draw:line draw:style-name="gr1" draw:text-style-name="P1" draw:layer="layout" svg:x1="8.042cm" svg:y1="7.869cm" svg:x2="7.143cm" svg:y2="9.11cm">
            <text:p/>
          </draw:line>
          <draw:line draw:style-name="gr1" draw:text-style-name="P1" draw:layer="layout" svg:x1="4.238cm" svg:y1="9.854cm" svg:x2="5.128cm" svg:y2="11.076cm">
            <text:p/>
          </draw:line>
          <draw:line draw:style-name="gr1" draw:text-style-name="P1" draw:layer="layout" svg:x1="6.27cm" svg:y1="9.834cm" svg:x2="5.371cm" svg:y2="11.075cm">
            <text:p/>
          </draw:line>
          <draw:frame draw:style-name="gr2" draw:text-style-name="P2" draw:layer="layout" svg:width="1.498cm" svg:height="0.924cm" svg:x="2.196cm" svg:y="5.197cm">
            <draw:text-box>
              <text:p><text:span text:style-name="T1">doc</text:span><text:span text:style-name="T2">1</text:span></text:p>
            </draw:text-box>
          </draw:frame>
          <draw:frame draw:style-name="gr2" draw:text-style-name="P2" draw:layer="layout" svg:width="1.498cm" svg:height="0.924cm" svg:x="4.058cm" svg:y="5.197cm">
            <draw:text-box>
              <text:p><text:span text:style-name="T1">doc</text:span><text:span text:style-name="T2">2</text:span></text:p>
            </draw:text-box>
          </draw:frame>
          <draw:frame draw:style-name="gr3" draw:text-style-name="P2" draw:layer="layout" svg:width="0.943cm" svg:height="0.851cm" svg:x="5.991cm" svg:y="5.186cm">
            <draw:text-box>
              <text:p><text:span text:style-name="T1">...</text:span></text:p>
            </draw:text-box>
          </draw:frame>
          <draw:frame draw:style-name="gr4" draw:text-style-name="P2" draw:layer="layout" svg:width="1.499cm" svg:height="0.924cm" svg:x="7.638cm" svg:y="5.273cm">
            <draw:text-box>
              <text:p><text:span text:style-name="T1">doc</text:span><text:span text:style-name="T2">n</text:span></text:p>
            </draw:text-box>
          </draw:frame>
          <draw:frame draw:style-name="gr5" draw:text-style-name="P2" draw:layer="layout" svg:width="2.547cm" svg:height="0.849cm" svg:x="2.519cm" svg:y="9.004cm">
            <draw:text-box>
              <text:p><text:span text:style-name="T1">(45, 500)</text:span></text:p>
            </draw:text-box>
          </draw:frame>
          <draw:line draw:style-name="gr1" draw:text-style-name="P1" draw:layer="layout" svg:x1="2.619cm" svg:y1="5.96cm" svg:x2="2.619cm" svg:y2="7.029cm">
            <text:p/>
          </draw:line>
          <draw:line draw:style-name="gr1" draw:text-style-name="P1" draw:layer="layout" svg:x1="4.652cm" svg:y1="5.94cm" svg:x2="4.643cm" svg:y2="7.029cm">
            <text:p/>
          </draw:line>
          <draw:line draw:style-name="gr1" draw:text-style-name="P1" draw:layer="layout" svg:x1="8.043cm" svg:y1="5.96cm" svg:x2="8.043cm" svg:y2="6.952cm">
            <text:p/>
          </draw:line>
          <draw:frame draw:style-name="gr6" draw:text-style-name="P2" draw:layer="layout" svg:width="2.509cm" svg:height="1.277cm" svg:x="1cm" svg:y="7.106cm">
            <draw:text-box>
              <text:p><text:span text:style-name="T1">(20, 200)</text:span></text:p>
            </draw:text-box>
          </draw:frame>
          <draw:frame draw:style-name="gr6" draw:text-style-name="P2" draw:layer="layout" svg:width="2.509cm" svg:height="1.277cm" svg:x="3.672cm" svg:y="7.106cm">
            <draw:text-box>
              <text:p><text:span text:style-name="T1">(25, 300)</text:span></text:p>
            </draw:text-box>
          </draw:frame>
          <draw:frame draw:style-name="gr7" draw:text-style-name="P2" draw:layer="layout" svg:width="2.509cm" svg:height="1.278cm" svg:x="6.991cm" svg:y="7.126cm">
            <draw:text-box>
              <text:p><text:span text:style-name="T1">(15, 450)</text:span></text:p>
            </draw:text-box>
          </draw:frame>
          <draw:frame draw:style-name="gr7" draw:text-style-name="P2" draw:layer="layout" svg:width="2.508cm" svg:height="1.278cm" svg:x="5.858cm" svg:y="7.126cm">
            <draw:text-box>
              <text:p><text:span text:style-name="T1">...</text:span></text:p>
            </draw:text-box>
          </draw:frame>
          <draw:frame draw:style-name="gr5" draw:text-style-name="P2" draw:layer="layout" svg:width="2.547cm" svg:height="0.849cm" svg:x="5.664cm" svg:y="9.004cm">
            <draw:text-box>
              <text:p><text:span text:style-name="T1">(75, 700)</text:span></text:p>
            </draw:text-box>
          </draw:frame>
          <draw:frame draw:style-name="gr8" draw:text-style-name="P2" draw:layer="layout" svg:width="3.253cm" svg:height="0.85cm" svg:x="4.158cm" svg:y="11.075cm">
            <draw:text-box>
              <text:p><text:span text:style-name="T1">(120, 1 200)</text:span></text:p>
            </draw:text-box>
          </draw:frame>
          <draw:line draw:style-name="gr1" draw:text-style-name="P1" draw:layer="layout" svg:x1="5.219cm" svg:y1="11.839cm" svg:x2="5.21cm" svg:y2="13.061cm">
            <text:p/>
          </draw:line>
          <draw:frame draw:style-name="gr9" draw:text-style-name="P2" draw:layer="layout" svg:width="1.672cm" svg:height="0.851cm" svg:x="4.525cm" svg:y="13.049cm">
            <draw:text-box>
              <text:p><text:span text:style-name="T1">10 %</text:span></text:p>
            </draw:text-box>
          </draw:frame>
        </draw:g>
        <draw:g>
          <draw:line draw:style-name="gr1" draw:text-style-name="P1" draw:layer="layout" svg:x1="16.628cm" svg:y1="7.855cm" svg:x2="17.466cm" svg:y2="9.018cm">
            <text:p/>
          </draw:line>
          <draw:line draw:style-name="gr1" draw:text-style-name="P1" draw:layer="layout" svg:x1="18.54cm" svg:y1="7.836cm" svg:x2="17.694cm" svg:y2="9.018cm">
            <text:p/>
          </draw:line>
          <draw:line draw:style-name="gr1" draw:text-style-name="P1" draw:layer="layout" svg:x1="21.729cm" svg:y1="7.855cm" svg:x2="20.883cm" svg:y2="9.037cm">
            <text:p/>
          </draw:line>
          <draw:line draw:style-name="gr1" draw:text-style-name="P1" draw:layer="layout" svg:x1="18.15cm" svg:y1="9.745cm" svg:x2="18.988cm" svg:y2="10.908cm">
            <text:p/>
          </draw:line>
          <draw:line draw:style-name="gr1" draw:text-style-name="P1" draw:layer="layout" svg:x1="20.063cm" svg:y1="9.726cm" svg:x2="19.217cm" svg:y2="10.908cm">
            <text:p/>
          </draw:line>
          <draw:frame draw:style-name="gr10" draw:text-style-name="P2" draw:layer="layout" svg:width="1.463cm" svg:height="1.022cm" svg:x="16.23cm" svg:y="5.31cm">
            <draw:text-box>
              <text:p><text:span text:style-name="T1">doc</text:span><text:span text:style-name="T2">1</text:span></text:p>
            </draw:text-box>
          </draw:frame>
          <draw:frame draw:style-name="gr10" draw:text-style-name="P2" draw:layer="layout" svg:width="1.463cm" svg:height="1.022cm" svg:x="17.98cm" svg:y="5.31cm">
            <draw:text-box>
              <text:p><text:span text:style-name="T1">doc</text:span><text:span text:style-name="T2">2</text:span></text:p>
            </draw:text-box>
          </draw:frame>
          <draw:frame draw:style-name="gr11" draw:text-style-name="P2" draw:layer="layout" svg:width="0.921cm" svg:height="0.892cm" svg:x="19.799cm" svg:y="5.3cm">
            <draw:text-box>
              <text:p><text:span text:style-name="T1">...</text:span></text:p>
            </draw:text-box>
          </draw:frame>
          <draw:frame draw:style-name="gr10" draw:text-style-name="P2" draw:layer="layout" svg:width="1.463cm" svg:height="1.022cm" svg:x="21.349cm" svg:y="5.383cm">
            <draw:text-box>
              <text:p><text:span text:style-name="T1">doc</text:span><text:span text:style-name="T2">n</text:span></text:p>
            </draw:text-box>
          </draw:frame>
          <draw:frame draw:style-name="gr12" draw:text-style-name="P2" draw:layer="layout" svg:width="2.653cm" svg:height="0.892cm" svg:x="16.534cm" svg:y="8.935cm">
            <draw:text-box>
              <text:p><text:span text:style-name="T1">(9%, 500)</text:span></text:p>
            </draw:text-box>
          </draw:frame>
          <draw:line draw:style-name="gr1" draw:text-style-name="P1" draw:layer="layout" svg:x1="16.628cm" svg:y1="6.037cm" svg:x2="16.628cm" svg:y2="7.055cm">
            <text:p/>
          </draw:line>
          <draw:line draw:style-name="gr1" draw:text-style-name="P1" draw:layer="layout" svg:x1="18.539cm" svg:y1="6.018cm" svg:x2="18.531cm" svg:y2="7.055cm">
            <text:p/>
          </draw:line>
          <draw:line draw:style-name="gr1" draw:text-style-name="P1" draw:layer="layout" svg:x1="21.729cm" svg:y1="6.037cm" svg:x2="21.729cm" svg:y2="6.982cm">
            <text:p/>
          </draw:line>
          <draw:frame draw:style-name="gr13" draw:text-style-name="P2" draw:layer="layout" svg:width="2.969cm" svg:height="1.216cm" svg:x="14.8cm" svg:y="7.128cm">
            <draw:text-box>
              <text:p><text:span text:style-name="T1">(10%, 200)</text:span></text:p>
            </draw:text-box>
          </draw:frame>
          <draw:frame draw:style-name="gr13" draw:text-style-name="P2" draw:layer="layout" svg:width="2.741cm" svg:height="1.216cm" svg:x="17.465cm" svg:y="7.128cm">
            <draw:text-box>
              <text:p><text:span text:style-name="T1">(8%, 300)</text:span></text:p>
            </draw:text-box>
          </draw:frame>
          <draw:frame draw:style-name="gr14" draw:text-style-name="P2" draw:layer="layout" svg:width="3.089cm" svg:height="1.361cm" svg:x="20.511cm" svg:y="7.147cm">
            <draw:text-box>
              <text:p><text:span text:style-name="T1">(3%, 450)</text:span></text:p>
            </draw:text-box>
          </draw:frame>
          <draw:frame draw:style-name="gr15" draw:text-style-name="P2" draw:layer="layout" svg:width="1.127cm" svg:height="1.217cm" svg:x="19.673cm" svg:y="7.147cm">
            <draw:text-box>
              <text:p><text:span text:style-name="T1">...</text:span></text:p>
            </draw:text-box>
          </draw:frame>
          <draw:frame draw:style-name="gr16" draw:text-style-name="P2" draw:layer="layout" svg:width="2.89cm" svg:height="0.892cm" svg:x="19.492cm" svg:y="8.935cm">
            <draw:text-box>
              <text:p><text:span text:style-name="T1">(11%, 700)</text:span></text:p>
            </draw:text-box>
          </draw:frame>
          <draw:frame draw:style-name="gr17" draw:text-style-name="P2" draw:layer="layout" svg:width="3.343cm" svg:height="0.892cm" svg:x="18.074cm" svg:y="10.908cm">
            <draw:text-box>
              <text:p><text:span text:style-name="T1">(10%, 1 200)</text:span></text:p>
            </draw:text-box>
          </draw:frame>
        </draw:g>
        <draw:g>
          <draw:frame draw:style-name="gr18" draw:text-style-name="P3" draw:layer="layout" svg:width="6.023cm" svg:height="3.026cm" svg:x="9.4cm" svg:y="5.4cm">
            <draw:text-box>
              <text:p><text:span text:style-name="T3">The map step counts both the Es and the total number of <text:s/>letters.</text:span></text:p>
            </draw:text-box>
          </draw:frame>
          <draw:frame draw:style-name="gr18" draw:text-style-name="P3" draw:layer="layout" svg:width="6.023cm" svg:height="3.026cm" svg:x="9.5cm" svg:y="8cm">
            <draw:text-box>
              <text:p><text:span text:style-name="T3">Reduce step</text:span></text:p>
              <text:p><text:span text:style-name="T3">(2 operations) :</text:span></text:p>
              <text:p><text:span text:style-name="T4"/></text:p>
              <text:p><text:span text:style-name="T5">(e1,l1),(e2,l2)</text:span></text:p>
              <text:p><text:span text:style-name="T5"><text:s text:c="2"/></text:span><text:span text:style-name="T5">=&gt; ((e1+e2),(l1+l2))</text:span></text:p>
            </draw:text-box>
          </draw:frame>
          <draw:frame draw:style-name="gr18" draw:text-style-name="P3" draw:layer="layout" svg:width="6.023cm" svg:height="3.026cm" svg:x="9.5cm" svg:y="11.4cm">
            <draw:text-box>
              <text:p><text:span text:style-name="T6">Final step :</text:span><text:span text:style-name="T3"> compute the ratio :</text:span></text:p>
              <text:p><text:span text:style-name="T7"/></text:p>
              <text:p text:style-name="P4"><text:span text:style-name="T5"><text:s/></text:span><text:span text:style-name="T5">e,l =&gt; e/l</text:span></text:p>
            </draw:text-box>
          </draw:frame>
        </draw:g>
        <draw:g>
          <draw:frame draw:style-name="gr18" draw:text-style-name="P3" draw:layer="layout" svg:width="5.9cm" svg:height="3.026cm" svg:x="23cm" svg:y="5.474cm">
            <draw:text-box>
              <text:p><text:span text:style-name="T3">The map step counts both the </text:span><text:span text:style-name="T6">frequency </text:span><text:span text:style-name="T8"><text:s/>of</text:span><text:span text:style-name="T3"> Es and the total number of <text:s/>letters.</text:span></text:p>
            </draw:text-box>
          </draw:frame>
          <draw:frame draw:style-name="gr19" draw:text-style-name="P3" draw:layer="layout" svg:width="5.8cm" svg:height="4.446cm" svg:x="23.1cm" svg:y="8.3cm">
            <draw:text-box>
              <text:p><text:span text:style-name="T3">Reduce step</text:span></text:p>
              <text:p><text:span text:style-name="T3">(6 operations) :</text:span></text:p>
              <text:p><text:span text:style-name="T4"/></text:p>
              <text:p><text:span text:style-name="T9">(f1,l1),(f2,l2)</text:span></text:p>
              <text:p><text:span text:style-name="T9"><text:s text:c="2"/></text:span><text:span text:style-name="T9">=&gt; (</text:span></text:p>
              <text:p><text:span text:style-name="T9"><text:s text:c="3"/></text:span><text:span text:style-name="T9">(f1*l1+f2*l2)/(l1+l2),</text:span></text:p>
              <text:p><text:span text:style-name="T9"><text:s text:c="3"/></text:span><text:span text:style-name="T9">(l1+l2)</text:span></text:p>
              <text:p><text:span text:style-name="T9"><text:s text:c="2"/></text:span><text:span text:style-name="T9">)</text:span></text:p>
            </draw:text-box>
          </draw:frame>
          <draw:frame draw:style-name="gr18" draw:text-style-name="P3" draw:layer="layout" svg:width="5.43cm" svg:height="3.026cm" svg:x="23.2cm" svg:y="12.874cm">
            <draw:text-box>
              <text:p><text:span text:style-name="T6">No final step</text:span></text:p>
            </draw:text-box>
          </draw:frame>
        </draw:g>
        <draw:frame draw:style-name="gr20" draw:text-style-name="P6" draw:layer="layout" svg:width="5.027cm" svg:height="2.299cm" svg:x="9.573cm" svg:y="2.8cm">
          <draw:text-box>
            <text:p text:style-name="P5"><text:span text:style-name="T10">Method 1</text:span></text:p>
            <text:p text:style-name="P5"><text:span text:style-name="T11">less operations</text:span></text:p>
            <text:p text:style-name="P5"><text:span text:style-name="T11">additionnal final step</text:span></text:p>
          </draw:text-box>
        </draw:frame>
        <draw:frame draw:style-name="gr20" draw:text-style-name="P6" draw:layer="layout" svg:width="5.027cm" svg:height="2.299cm" svg:x="23.4cm" svg:y="2.801cm">
          <draw:text-box>
            <text:p text:style-name="P5"><text:span text:style-name="T10">Method 2</text:span></text:p>
            <text:p text:style-name="P5"><text:span text:style-name="T11">more operations</text:span></text:p>
            <text:p text:style-name="P5"><text:span text:style-name="T11">no final step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ndale Mono" svg:font-family="'Andale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1-05-09T12:25:26.753853633</meta:creation-date>
    <dc:date>2021-05-09T14:54:37.722956858</dc:date>
    <meta:editing-duration>PT9M29S</meta:editing-duration>
    <meta:editing-cycles>4</meta:editing-cycles>
    <meta:generator>LibreOffice/6.4.4.2$MacOSX_X86_64 LibreOffice_project/3d775be2011f3886db32dfd395a6a6d1ca2630ff</meta:generator>
    <meta:document-statistic meta:object-count="52"/>
  </office:meta>
</office:document-meta>
</file>